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fo:color="#333333" style:letter-kerning="false" fo:font-size="16pt" style:font-size-asian="16pt" style:font-size-complex="16pt" style:language-asian="fr" style:country-asian="FR"/>
    </style:style>
    <style:style style:name="P2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fo:color="#333333" style:letter-kerning="false" fo:font-size="16pt" style:font-size-asian="16pt" style:font-size-complex="16pt" style:language-asian="fr" style:country-asian="FR"/>
    </style:style>
    <style:style style:name="P3" style:parent-style-name="Normal" style:family="paragraph">
      <style:paragraph-properties fo:margin-bottom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margin-bottom="0in"/>
      <style:text-properties style:font-name="Times New Roman"/>
    </style:style>
    <style:style style:name="P5" style:parent-style-name="Normal" style:family="paragraph">
      <style:paragraph-properties fo:margin-bottom="0in"/>
    </style:style>
    <style:style style:name="T6" style:parent-style-name="Policepardéfaut" style:family="text">
      <style:text-properties style:font-name="Times New Roman" fo:font-weight="bold" style:font-weight-asian="bold" style:font-weight-complex="bold"/>
    </style:style>
    <style:style style:name="T7" style:parent-style-name="Policepardéfaut" style:family="text">
      <style:text-properties style:font-name="Times New Roman"/>
    </style:style>
    <style:style style:name="P8" style:parent-style-name="Normal" style:family="paragraph">
      <style:paragraph-properties fo:margin-bottom="0in"/>
      <style:text-properties style:font-name="Times New Roman"/>
    </style:style>
    <style:style style:name="P9" style:parent-style-name="Normal" style:family="paragraph">
      <style:paragraph-properties fo:margin-bottom="0in"/>
      <style:text-properties style:font-name="Times New Roman" fo:font-weight="bold" style:font-weight-asian="bold" style:font-weight-complex="bold"/>
    </style:style>
    <style:style style:name="P10" style:parent-style-name="Normal" style:family="paragraph">
      <style:paragraph-properties fo:margin-bottom="0in"/>
      <style:text-properties style:font-name="Times New Roman"/>
    </style:style>
    <style:style style:name="P11" style:parent-style-name="Normal" style:family="paragraph">
      <style:paragraph-properties fo:margin-bottom="0in"/>
      <style:text-properties style:font-name="Times New Roman"/>
    </style:style>
    <style:style style:name="P12" style:parent-style-name="Normal" style:family="paragraph">
      <style:paragraph-properties fo:margin-bottom="0in"/>
      <style:text-properties style:font-name="Times New Roman"/>
    </style:style>
    <style:style style:name="P13" style:parent-style-name="Normal" style:family="paragraph">
      <style:paragraph-properties fo:margin-bottom="0in"/>
      <style:text-properties style:font-name="Times New Roman"/>
    </style:style>
    <style:style style:name="P14" style:parent-style-name="Normal" style:family="paragraph">
      <style:paragraph-properties fo:margin-bottom="0in"/>
      <style:text-properties style:font-name="Times New Roman"/>
    </style:style>
    <style:style style:name="P15" style:parent-style-name="Normal" style:family="paragraph">
      <style:paragraph-properties fo:margin-bottom="0in"/>
      <style:text-properties style:font-name="Times New Roman"/>
    </style:style>
    <style:style style:name="P16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fo:color="#333333" style:letter-kerning="false" fo:font-size="16pt" style:font-size-asian="16pt" style:font-size-complex="16pt" style:language-asian="fr" style:country-asian="FR"/>
    </style:style>
    <style:style style:name="P17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fo:color="#333333" style:letter-kerning="false" fo:font-size="12pt" style:font-size-asian="12pt" style:font-size-complex="12pt" style:language-asian="fr" style:country-asian="FR"/>
    </style:style>
    <style:style style:name="P18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</style:style>
    <style:style style:name="T19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2pt" style:font-size-asian="12pt" style:font-size-complex="12pt" style:language-asian="fr" style:country-asian="FR"/>
    </style:style>
    <style:style style:name="T21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T22" style:parent-style-name="Policepardéfaut" style:family="text">
      <style:text-properties style:font-name="Times New Roman" style:font-name-asian="Times New Roman" fo:font-style="italic" style:font-style-asian="italic" style:font-style-complex="italic" fo:color="#333333" style:letter-kerning="false" fo:font-size="12pt" style:font-size-asian="12pt" style:font-size-complex="12pt" style:language-asian="fr" style:country-asian="FR"/>
    </style:style>
    <style:style style:name="T23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T24" style:parent-style-name="Policepardéfaut" style:family="text">
      <style:text-properties style:font-name="Times New Roman" style:font-name-asian="Times New Roman" fo:font-style="italic" style:font-style-asian="italic" style:font-style-complex="italic" fo:color="#333333" style:letter-kerning="false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</style:style>
    <style:style style:name="T26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T27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2pt" style:font-size-asian="12pt" style:font-size-complex="12pt" style:language-asian="fr" style:country-asian="FR"/>
    </style:style>
    <style:style style:name="T28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</style:style>
    <style:style style:name="T30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T31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33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</style:style>
    <style:style style:name="T34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T35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2pt" style:font-size-asian="12pt" style:font-size-complex="12pt" style:language-asian="fr" style:country-asian="FR"/>
    </style:style>
    <style:style style:name="T36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37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</style:style>
    <style:style style:name="T38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T39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2pt" style:font-size-asian="12pt" style:font-size-complex="12pt" style:language-asian="fr" style:country-asian="FR"/>
    </style:style>
    <style:style style:name="T40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</style:style>
    <style:style style:name="T42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T43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2pt" style:font-size-asian="12pt" style:font-size-complex="12pt" style:language-asian="fr" style:country-asian="FR"/>
    </style:style>
    <style:style style:name="T44" style:parent-style-name="Policepardéfaut" style:family="text"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fo:color="#333333" style:letter-kerning="false" fo:font-size="16pt" style:font-size-asian="16pt" style:font-size-complex="16pt" style:language-asian="fr" style:country-asian="FR"/>
    </style:style>
    <style:style style:name="P46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fo:color="#333333" style:letter-kerning="false" fo:font-size="12pt" style:font-size-asian="12pt" style:font-size-complex="12pt" style:language-asian="fr" style:country-asian="FR"/>
    </style:style>
    <style:style style:name="P47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48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49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50" style:parent-style-name="Normal" style:family="paragraph">
      <style:paragraph-properties style:vertical-align="baseline" fo:margin-bottom="0.25in" fo:line-height="100%" fo:background-color="#FFFFFF">
        <style:background-fill draw:fill="solid" draw:fill-color="#FFFFFF"/>
      </style:paragraph-properties>
    </style:style>
    <style:style style:name="T51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4pt" style:font-size-asian="14pt" style:font-size-complex="14pt" style:language-asian="fr" style:country-asian="FR"/>
    </style:style>
    <style:style style:name="T52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style:text-position="super 64.2%" fo:font-size="14pt" style:font-size-asian="14pt" style:font-size-complex="14pt" style:language-asian="fr" style:country-asian="FR"/>
    </style:style>
    <style:style style:name="T53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4pt" style:font-size-asian="14pt" style:font-size-complex="14pt" style:language-asian="fr" style:country-asian="FR"/>
    </style:style>
    <style:style style:name="T54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style:text-position="super 64.2%" fo:font-size="14pt" style:font-size-asian="14pt" style:font-size-complex="14pt" style:language-asian="fr" style:country-asian="FR"/>
    </style:style>
    <style:style style:name="T55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4pt" style:font-size-asian="14pt" style:font-size-complex="14pt" style:language-asian="fr" style:country-asian="FR"/>
    </style:style>
    <style:style style:name="T56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style:text-position="super 64.2%" fo:font-size="14pt" style:font-size-asian="14pt" style:font-size-complex="14pt" style:language-asian="fr" style:country-asian="FR"/>
    </style:style>
    <style:style style:name="T57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4pt" style:font-size-asian="14pt" style:font-size-complex="14pt" style:language-asian="fr" style:country-asian="FR"/>
    </style:style>
    <style:style style:name="P58" style:parent-style-name="Normal" style:family="paragraph">
      <style:paragraph-properties style:vertical-align="baseline" fo:margin-bottom="0.1333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P59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C1002A" style:letter-kerning="false" fo:font-size="12pt" style:font-size-asian="12pt" style:font-size-complex="12pt" style:language-asian="fr" style:country-asian="FR"/>
    </style:style>
    <style:style style:name="P60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P61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C1002A" style:letter-kerning="false" fo:font-size="12pt" style:font-size-asian="12pt" style:font-size-complex="12pt" style:language-asian="fr" style:country-asian="FR"/>
    </style:style>
    <style:style style:name="P62" style:parent-style-name="Normal" style:list-style-name="LFO2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63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P64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C1002A" style:letter-kerning="false" fo:font-size="12pt" style:font-size-asian="12pt" style:font-size-complex="12pt" style:language-asian="fr" style:country-asian="FR"/>
    </style:style>
    <style:style style:name="P65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66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C1002A" style:letter-kerning="false" fo:font-size="12pt" style:font-size-asian="12pt" style:font-size-complex="12pt" style:language-asian="fr" style:country-asian="FR"/>
    </style:style>
    <style:style style:name="P67" style:parent-style-name="Normal" style:list-style-name="LFO3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68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9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C1002A" style:letter-kerning="false" fo:font-size="12pt" style:font-size-asian="12pt" style:font-size-complex="12pt" style:language-asian="fr" style:country-asian="FR"/>
    </style:style>
    <style:style style:name="P70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2pt" style:font-size-asian="12pt" style:font-size-complex="12pt" style:language-asian="fr" style:country-asian="FR"/>
    </style:style>
    <style:style style:name="P71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C1002A" style:letter-kerning="false" fo:font-size="12pt" style:font-size-asian="12pt" style:font-size-complex="12pt" style:language-asian="fr" style:country-asian="FR"/>
    </style:style>
    <style:style style:name="P72" style:parent-style-name="Normal" style:list-style-name="LFO4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73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74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75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76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77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78" style:parent-style-name="Normal" style:family="paragraph">
      <style:paragraph-properties style:vertical-align="baseline" fo:margin-bottom="0.25in" fo:line-height="100%" fo:background-color="#FFFFFF">
        <style:background-fill draw:fill="solid" draw:fill-color="#FFFFFF"/>
      </style:paragraph-properties>
    </style:style>
    <style:style style:name="T79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4pt" style:font-size-asian="14pt" style:font-size-complex="14pt" style:language-asian="fr" style:country-asian="FR"/>
    </style:style>
    <style:style style:name="T80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4pt" style:font-size-asian="14pt" style:font-size-complex="14pt" style:language-asian="fr" style:country-asian="FR"/>
    </style:style>
    <style:style style:name="T81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style:text-position="super 64.2%" fo:font-size="14pt" style:font-size-asian="14pt" style:font-size-complex="14pt" style:language-asian="fr" style:country-asian="FR"/>
    </style:style>
    <style:style style:name="T82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4pt" style:font-size-asian="14pt" style:font-size-complex="14pt" style:language-asian="fr" style:country-asian="FR"/>
    </style:style>
    <style:style style:name="T83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style:text-position="super 64.2%" fo:font-size="14pt" style:font-size-asian="14pt" style:font-size-complex="14pt" style:language-asian="fr" style:country-asian="FR"/>
    </style:style>
    <style:style style:name="T84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4pt" style:font-size-asian="14pt" style:font-size-complex="14pt" style:language-asian="fr" style:country-asian="FR"/>
    </style:style>
    <style:style style:name="T85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style:text-position="super 64.2%" fo:font-size="14pt" style:font-size-asian="14pt" style:font-size-complex="14pt" style:language-asian="fr" style:country-asian="FR"/>
    </style:style>
    <style:style style:name="T86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4pt" style:font-size-asian="14pt" style:font-size-complex="14pt" style:language-asian="fr" style:country-asian="FR"/>
    </style:style>
    <style:style style:name="P87" style:parent-style-name="Normal" style:family="paragraph">
      <style:paragraph-properties style:vertical-align="baseline" fo:margin-bottom="0.25in" fo:line-height="100%" fo:background-color="#FFFFFF">
        <style:background-fill draw:fill="solid" draw:fill-color="#FFFFFF"/>
      </style:paragraph-properties>
    </style:style>
    <style:style style:name="T88" style:parent-style-name="Policepardéfaut" style:family="text">
      <style:text-properties style:font-name="Times New Roman" style:font-name-asian="Times New Roman" fo:font-weight="bold" style:font-weight-asian="bold" style:font-weight-complex="bold" fo:color="#333333" style:letter-kerning="false" fo:font-size="14pt" style:font-size-asian="14pt" style:font-size-complex="14pt" style:language-asian="fr" style:country-asian="FR"/>
    </style:style>
    <style:style style:name="T89" style:parent-style-name="Policepardéfaut" style:family="text"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90" style:parent-style-name="Normal" style:family="paragraph">
      <style:paragraph-properties fo:margin-bottom="0in"/>
      <style:text-properties style:font-name="Times New Roman" fo:language="en" fo:country="GB"/>
    </style:style>
    <style:style style:name="P91" style:parent-style-name="Normal" style:family="paragraph">
      <style:paragraph-properties fo:margin-bottom="0in"/>
      <style:text-properties style:font-name="Times New Roman" fo:language="en" fo:country="GB"/>
    </style:style>
    <style:style style:name="P92" style:parent-style-name="Normal" style:family="paragraph">
      <style:paragraph-properties fo:margin-bottom="0in"/>
      <style:text-properties style:font-name="Times New Roman"/>
    </style:style>
    <style:style style:name="P93" style:parent-style-name="Normal" style:family="paragraph">
      <style:paragraph-properties fo:margin-bottom="0in"/>
      <style:text-properties style:font-name="Times New Roman"/>
    </style:style>
    <style:style style:name="P94" style:parent-style-name="Normal" style:family="paragraph">
      <style:paragraph-properties fo:margin-bottom="0in"/>
      <style:text-properties style:font-name="Times New Roman"/>
    </style:style>
    <style:style style:name="P95" style:parent-style-name="Normal" style:family="paragraph">
      <style:paragraph-properties fo:margin-bottom="0in"/>
      <style:text-properties style:font-name="Times New Roman"/>
    </style:style>
    <style:style style:name="P96" style:parent-style-name="Normal" style:family="paragraph">
      <style:paragraph-properties style:vertical-align="baseline" fo:margin-bottom="0.1333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C1002A" style:letter-kerning="false" fo:font-size="16.5pt" style:font-size-asian="16.5pt" style:font-size-complex="16.5pt" style:language-asian="fr" style:country-asian="FR"/>
    </style:style>
    <style:style style:name="P97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98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</style:style>
    <style:style style:name="T100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1" style:parent-style-name="Normal" style:family="paragraph">
      <style:paragraph-properties style:vertical-align="baseline" fo:margin-bottom="0.1333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C1002A" style:letter-kerning="false" fo:font-size="13pt" style:font-size-asian="13pt" style:font-size-complex="13pt" style:language-asian="fr" style:country-asian="FR"/>
    </style:style>
    <style:style style:name="P102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C1002A" style:letter-kerning="false" fo:font-size="13pt" style:font-size-asian="13pt" style:font-size-complex="13pt" style:language-asian="fr" style:country-asian="FR"/>
    </style:style>
    <style:style style:name="P103" style:parent-style-name="Normal" style:list-style-name="LFO5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04" style:parent-style-name="Normal" style:list-style-name="LFO5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05" style:parent-style-name="Normal" style:list-style-name="LFO5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06" style:parent-style-name="Normal" style:list-style-name="LFO5" style:family="paragraph">
      <style:paragraph-properties style:vertical-align="baseline" fo:margin-bottom="0in" fo:line-height="100%" fo:margin-left="0.6562in" fo:background-color="#FFFFFF">
        <style:tab-stops>
          <style:tab-stop style:type="left" style:position="-0.1562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07" style:parent-style-name="Normal" style:list-style-name="LFO5" style:family="paragraph">
      <style:paragraph-properties style:vertical-align="baseline" fo:margin-bottom="0in" fo:line-height="100%" fo:margin-left="0.6562in" fo:background-color="#FFFFFF">
        <style:tab-stops>
          <style:tab-stop style:type="left" style:position="-0.1562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08" style:parent-style-name="Normal" style:list-style-name="LFO5" style:family="paragraph">
      <style:paragraph-properties style:vertical-align="baseline" fo:margin-bottom="0in" fo:line-height="100%" fo:margin-left="0.6562in" fo:background-color="#FFFFFF">
        <style:tab-stops>
          <style:tab-stop style:type="left" style:position="-0.1562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09" style:parent-style-name="Normal" style:list-style-name="LFO5" style:family="paragraph">
      <style:paragraph-properties style:vertical-align="baseline" fo:margin-bottom="0in" fo:line-height="100%" fo:margin-left="0.8125in" fo:background-color="#FFFFFF">
        <style:tab-stops>
          <style:tab-stop style:type="left" style:position="-0.3125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10" style:parent-style-name="Normal" style:list-style-name="LFO5" style:family="paragraph">
      <style:paragraph-properties style:vertical-align="baseline" fo:margin-bottom="0in" fo:line-height="100%" fo:margin-left="0.9687in" fo:background-color="#FFFFFF">
        <style:tab-stops>
          <style:tab-stop style:type="left" style:position="-0.4687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11" style:parent-style-name="Normal" style:list-style-name="LFO5" style:family="paragraph">
      <style:paragraph-properties style:vertical-align="baseline" fo:margin-bottom="0in" fo:line-height="100%" fo:margin-left="0.9687in" fo:background-color="#FFFFFF">
        <style:tab-stops>
          <style:tab-stop style:type="left" style:position="-0.4687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12" style:parent-style-name="Normal" style:list-style-name="LFO5" style:family="paragraph">
      <style:paragraph-properties style:vertical-align="baseline" fo:margin-bottom="0in" fo:line-height="100%" fo:margin-left="0.9687in" fo:background-color="#FFFFFF">
        <style:tab-stops>
          <style:tab-stop style:type="left" style:position="-0.4687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13" style:parent-style-name="Normal" style:list-style-name="LFO5" style:family="paragraph">
      <style:paragraph-properties style:vertical-align="baseline" fo:margin-bottom="0in" fo:line-height="100%" fo:margin-left="1.125in" fo:background-color="#FFFFFF">
        <style:tab-stops>
          <style:tab-stop style:type="left" style:position="-0.625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14" style:parent-style-name="Normal" style:list-style-name="LFO5" style:family="paragraph">
      <style:paragraph-properties style:vertical-align="baseline" fo:margin-bottom="0.25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15" style:parent-style-name="Normal" style:list-style-name="LFO5" style:family="paragraph">
      <style:paragraph-properties style:vertical-align="baseline" fo:margin-bottom="0in" fo:line-height="100%" fo:margin-left="0.6562in" fo:background-color="#FFFFFF">
        <style:tab-stops>
          <style:tab-stop style:type="left" style:position="-0.1562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16" style:parent-style-name="Normal" style:family="paragraph">
      <style:paragraph-properties fo:margin-bottom="0in"/>
      <style:text-properties style:font-name="Times New Roman"/>
    </style:style>
    <style:style style:name="P117" style:parent-style-name="Normal" style:family="paragraph">
      <style:paragraph-properties style:vertical-align="baseline" fo:margin-bottom="0.1333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P118" style:parent-style-name="Normal" style:family="paragraph">
      <style:paragraph-properties style:vertical-align="baseline" fo:margin-bottom="0.1333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P119" style:parent-style-name="Normal" style:family="paragraph">
      <style:paragraph-properties style:vertical-align="baseline" fo:margin-bottom="0.1333in" fo:line-height="100%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P120" style:parent-style-name="Normal" style:family="paragraph">
      <style:paragraph-properties fo:margin-bottom="0in"/>
      <style:text-properties style:font-name="Times New Roman" fo:font-weight="bold" style:font-weight-asian="bold" style:font-weight-complex="bold" fo:color="#333333" fo:font-size="10pt" style:font-size-asian="10pt" style:font-size-complex="10pt" fo:background-color="#EEEEEE"/>
    </style:style>
    <style:style style:name="P121" style:parent-style-name="Normal" style:family="paragraph">
      <style:paragraph-properties style:vertical-align="baseline" fo:margin-bottom="0.1333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C1002A" style:letter-kerning="false" fo:font-size="16.5pt" style:font-size-asian="16.5pt" style:font-size-complex="16.5pt" style:language-asian="fr" style:country-asian="FR"/>
    </style:style>
    <style:style style:name="P122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23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4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</style:style>
    <style:style style:name="T125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6" style:parent-style-name="Normal" style:family="paragraph">
      <style:paragraph-properties style:vertical-align="baseline" fo:margin-bottom="0.1333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C1002A" style:letter-kerning="false" fo:font-size="13pt" style:font-size-asian="13pt" style:font-size-complex="13pt" style:language-asian="fr" style:country-asian="FR"/>
    </style:style>
    <style:style style:name="P127" style:parent-style-name="Normal" style:list-style-name="LFO6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28" style:parent-style-name="Normal" style:list-style-name="LFO6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29" style:parent-style-name="Normal" style:list-style-name="LFO6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30" style:parent-style-name="Normal" style:list-style-name="LFO6" style:family="paragraph">
      <style:paragraph-properties style:vertical-align="baseline" fo:margin-bottom="0in" fo:line-height="100%" fo:margin-left="0.6562in" fo:background-color="#FFFFFF">
        <style:tab-stops>
          <style:tab-stop style:type="left" style:position="-0.1562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31" style:parent-style-name="Normal" style:list-style-name="LFO6" style:family="paragraph">
      <style:paragraph-properties style:vertical-align="baseline" fo:margin-bottom="0in" fo:line-height="100%" fo:margin-left="0.6562in" fo:background-color="#FFFFFF">
        <style:tab-stops>
          <style:tab-stop style:type="left" style:position="-0.1562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32" style:parent-style-name="Normal" style:list-style-name="LFO6" style:family="paragraph">
      <style:paragraph-properties style:vertical-align="baseline" fo:margin-bottom="0in" fo:line-height="100%" fo:margin-left="0.6562in" fo:background-color="#FFFFFF">
        <style:tab-stops>
          <style:tab-stop style:type="left" style:position="-0.1562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33" style:parent-style-name="Normal" style:list-style-name="LFO6" style:family="paragraph">
      <style:paragraph-properties style:vertical-align="baseline" fo:margin-bottom="0in" fo:line-height="100%" fo:margin-left="0.8125in" fo:background-color="#FFFFFF">
        <style:tab-stops>
          <style:tab-stop style:type="left" style:position="-0.3125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34" style:parent-style-name="Normal" style:list-style-name="LFO6" style:family="paragraph">
      <style:paragraph-properties style:vertical-align="baseline" fo:margin-bottom="0in" fo:line-height="100%" fo:margin-left="0.9687in" fo:background-color="#FFFFFF">
        <style:tab-stops>
          <style:tab-stop style:type="left" style:position="-0.4687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35" style:parent-style-name="Normal" style:list-style-name="LFO6" style:family="paragraph">
      <style:paragraph-properties style:vertical-align="baseline" fo:margin-bottom="0in" fo:line-height="100%" fo:margin-left="0.9687in" fo:background-color="#FFFFFF">
        <style:tab-stops>
          <style:tab-stop style:type="left" style:position="-0.4687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36" style:parent-style-name="Normal" style:list-style-name="LFO6" style:family="paragraph">
      <style:paragraph-properties style:vertical-align="baseline" fo:margin-bottom="0in" fo:line-height="100%" fo:margin-left="1.125in" fo:background-color="#FFFFFF">
        <style:tab-stops>
          <style:tab-stop style:type="left" style:position="-0.625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37" style:parent-style-name="Normal" style:list-style-name="LFO6" style:family="paragraph">
      <style:paragraph-properties style:vertical-align="baseline" fo:margin-bottom="0in" fo:line-height="100%" fo:margin-left="1.125in" fo:background-color="#FFFFFF">
        <style:tab-stops>
          <style:tab-stop style:type="left" style:position="-0.625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38" style:parent-style-name="Normal" style:list-style-name="LFO6" style:family="paragraph">
      <style:paragraph-properties style:vertical-align="baseline" fo:margin-bottom="0in" fo:line-height="100%" fo:margin-left="1.125in" fo:background-color="#FFFFFF">
        <style:tab-stops>
          <style:tab-stop style:type="left" style:position="-0.625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39" style:parent-style-name="Normal" style:list-style-name="LFO6" style:family="paragraph">
      <style:paragraph-properties style:vertical-align="baseline" fo:margin-bottom="0in" fo:line-height="100%" fo:margin-left="1.125in" fo:background-color="#FFFFFF">
        <style:tab-stops>
          <style:tab-stop style:type="left" style:position="-0.625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40" style:parent-style-name="Normal" style:list-style-name="LFO6" style:family="paragraph">
      <style:paragraph-properties style:vertical-align="baseline" fo:margin-bottom="0in" fo:line-height="100%" fo:margin-left="0.9687in" fo:background-color="#FFFFFF">
        <style:tab-stops>
          <style:tab-stop style:type="left" style:position="-0.4687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41" style:parent-style-name="Normal" style:list-style-name="LFO6" style:family="paragraph">
      <style:paragraph-properties style:vertical-align="baseline" fo:margin-bottom="0in" fo:line-height="100%" fo:margin-left="1.125in" fo:background-color="#FFFFFF">
        <style:tab-stops>
          <style:tab-stop style:type="left" style:position="-0.625in"/>
        </style:tab-stops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42" style:parent-style-name="Normal" style:family="paragraph">
      <style:paragraph-properties style:vertical-align="baseline" fo:margin-bottom="0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333333" style:letter-kerning="false" fo:font-size="10pt" style:font-size-asian="10pt" style:font-size-complex="10pt" style:language-asian="fr" style:country-asian="FR"/>
    </style:style>
    <style:style style:name="P143" style:parent-style-name="Normal" style:family="paragraph">
      <style:paragraph-properties fo:margin-bottom="0in"/>
      <style:text-properties style:font-name="Times New Roman"/>
    </style:style>
    <style:style style:name="P144" style:parent-style-name="Norma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5" style:parent-style-name="Norma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6" style:parent-style-name="Normal" style:family="paragraph">
      <style:paragraph-properties fo:margin-bottom="0in"/>
      <style:text-properties style:font-name="Times New Roman"/>
    </style:style>
    <style:style style:name="P147" style:parent-style-name="Normal" style:family="paragraph">
      <style:paragraph-properties fo:margin-bottom="0in"/>
      <style:text-properties style:font-name="Times New Roman"/>
    </style:style>
    <style:style style:name="P148" style:parent-style-name="Normal" style:family="paragraph">
      <style:paragraph-properties fo:margin-bottom="0in"/>
      <style:text-properties style:font-name="Times New Roman"/>
    </style:style>
    <style:style style:name="P149" style:parent-style-name="Normal" style:family="paragraph">
      <style:paragraph-properties fo:margin-bottom="0in"/>
      <style:text-properties style:font-name="Times New Roman"/>
    </style:style>
    <style:style style:name="P150" style:parent-style-name="Normal" style:family="paragraph">
      <style:paragraph-properties fo:margin-bottom="0in"/>
      <style:text-properties style:font-name="Times New Roman"/>
    </style:style>
    <style:style style:name="P151" style:parent-style-name="Normal" style:family="paragraph">
      <style:paragraph-properties fo:margin-bottom="0in"/>
      <style:text-properties style:font-name="Times New Roman"/>
    </style:style>
    <style:style style:name="P152" style:parent-style-name="Normal" style:family="paragraph">
      <style:paragraph-properties fo:margin-bottom="0in"/>
      <style:text-properties style:font-name="Times New Roman"/>
    </style:style>
    <style:style style:name="P153" style:parent-style-name="Normal" style:family="paragraph">
      <style:paragraph-properties fo:margin-bottom="0in"/>
      <style:text-properties style:font-name="Times New Roman"/>
    </style:style>
    <style:style style:name="P154" style:parent-style-name="Normal" style:family="paragraph">
      <style:paragraph-properties fo:margin-bottom="0in"/>
      <style:text-properties style:font-name="Times New Roman"/>
    </style:style>
    <style:style style:name="P155" style:parent-style-name="Normal" style:family="paragraph">
      <style:paragraph-properties fo:margin-bottom="0in"/>
      <style:text-properties style:font-name="Times New Roman"/>
    </style:style>
    <style:style style:name="P156" style:parent-style-name="Normal" style:family="paragraph">
      <style:paragraph-properties fo:margin-bottom="0in"/>
      <style:text-properties style:font-name="Times New Roman"/>
    </style:style>
    <style:style style:name="P157" style:parent-style-name="Normal" style:family="paragraph">
      <style:paragraph-properties fo:margin-bottom="0in"/>
      <style:text-properties style:font-name="Times New Roman"/>
    </style:style>
    <style:style style:name="P158" style:parent-style-name="Normal" style:family="paragraph">
      <style:paragraph-properties fo:margin-bottom="0in"/>
      <style:text-properties style:font-name="Times New Roman"/>
    </style:style>
    <style:style style:name="P159" style:parent-style-name="Normal" style:family="paragraph">
      <style:paragraph-properties fo:margin-bottom="0in"/>
      <style:text-properties style:font-name="Times New Roman"/>
    </style:style>
    <style:style style:name="P160" style:parent-style-name="Normal" style:family="paragraph">
      <style:paragraph-properties fo:margin-bottom="0in"/>
      <style:text-properties style:font-name="Times New Roman"/>
    </style:style>
    <style:style style:name="P161" style:parent-style-name="Normal" style:family="paragraph">
      <style:paragraph-properties fo:margin-bottom="0in"/>
      <style:text-properties style:font-name="Times New Roman"/>
    </style:style>
    <style:style style:name="P162" style:parent-style-name="Normal" style:family="paragraph">
      <style:paragraph-properties fo:margin-bottom="0in"/>
      <style:text-properties style:font-name="Times New Roman"/>
    </style:style>
    <style:style style:name="P163" style:parent-style-name="Normal" style:family="paragraph">
      <style:paragraph-properties fo:margin-bottom="0in"/>
      <style:text-properties style:font-name="Times New Roman"/>
    </style:style>
    <style:style style:name="P164" style:parent-style-name="Normal" style:family="paragraph">
      <style:paragraph-properties fo:margin-bottom="0in"/>
      <style:text-properties style:font-name="Times New Roman"/>
    </style:style>
    <style:style style:name="P165" style:parent-style-name="Normal" style:family="paragraph">
      <style:paragraph-properties fo:margin-bottom="0in"/>
      <style:text-properties style:font-name="Times New Roman"/>
    </style:style>
    <style:style style:name="P166" style:parent-style-name="Normal" style:family="paragraph">
      <style:paragraph-properties fo:margin-bottom="0in"/>
      <style:text-properties style:font-name="Times New Roman"/>
    </style:style>
    <style:style style:name="P167" style:parent-style-name="Normal" style:family="paragraph">
      <style:paragraph-properties fo:margin-bottom="0in"/>
      <style:text-properties style:font-name="Times New Roman"/>
    </style:style>
    <style:style style:name="P168" style:parent-style-name="Normal" style:family="paragraph">
      <style:paragraph-properties fo:margin-bottom="0in"/>
      <style:text-properties style:font-name="Times New Roman"/>
    </style:style>
    <style:style style:name="P169" style:parent-style-name="Normal" style:family="paragraph">
      <style:paragraph-properties fo:margin-bottom="0in"/>
      <style:text-properties style:font-name="Times New Roman"/>
    </style:style>
    <style:style style:name="P170" style:parent-style-name="Normal" style:family="paragraph">
      <style:paragraph-properties fo:margin-bottom="0in"/>
      <style:text-properties style:font-name="Times New Roman"/>
    </style:style>
    <style:style style:name="P171" style:parent-style-name="Normal" style:family="paragraph">
      <style:paragraph-properties fo:margin-bottom="0in"/>
      <style:text-properties style:font-name="Times New Roman"/>
    </style:style>
    <style:style style:name="P172" style:parent-style-name="Normal" style:family="paragraph">
      <style:paragraph-properties fo:margin-bottom="0in"/>
      <style:text-properties style:font-name="Times New Roman"/>
    </style:style>
    <style:style style:name="P173" style:parent-style-name="Normal" style:family="paragraph">
      <style:paragraph-properties fo:margin-bottom="0in"/>
      <style:text-properties style:font-name="Times New Roman"/>
    </style:style>
    <style:style style:name="P174" style:parent-style-name="Normal" style:family="paragraph">
      <style:paragraph-properties fo:margin-bottom="0in"/>
      <style:text-properties style:font-name="Times New Roman"/>
    </style:style>
    <style:style style:name="P175" style:parent-style-name="Normal" style:family="paragraph">
      <style:paragraph-properties fo:margin-bottom="0in"/>
      <style:text-properties style:font-name="Times New Roman"/>
    </style:style>
    <style:style style:name="P176" style:parent-style-name="Normal" style:family="paragraph">
      <style:paragraph-properties fo:margin-bottom="0in"/>
      <style:text-properties style:font-name="Times New Roman"/>
    </style:style>
    <style:style style:name="P177" style:parent-style-name="Normal" style:family="paragraph">
      <style:paragraph-properties fo:margin-bottom="0in"/>
      <style:text-properties style:font-name="Times New Roman"/>
    </style:style>
    <style:style style:name="P178" style:parent-style-name="Normal" style:family="paragraph">
      <style:paragraph-properties fo:margin-bottom="0in"/>
      <style:text-properties style:font-name="Times New Roman"/>
    </style:style>
    <style:style style:name="P179" style:parent-style-name="Normal" style:family="paragraph">
      <style:paragraph-properties fo:margin-bottom="0in"/>
      <style:text-properties style:font-name="Times New Roman"/>
    </style:style>
    <style:style style:name="P180" style:parent-style-name="Normal" style:family="paragraph">
      <style:paragraph-properties fo:margin-bottom="0in"/>
      <style:text-properties style:font-name="Times New Roman"/>
    </style:style>
    <style:style style:name="P181" style:parent-style-name="Normal" style:family="paragraph">
      <style:paragraph-properties fo:margin-bottom="0in"/>
      <style:text-properties style:font-name="Times New Roman"/>
    </style:style>
    <style:style style:name="P182" style:parent-style-name="Normal" style:family="paragraph">
      <style:paragraph-properties fo:margin-bottom="0in"/>
      <style:text-properties style:font-name="Times New Roman"/>
    </style:style>
    <style:style style:name="P183" style:parent-style-name="Normal" style:family="paragraph">
      <style:paragraph-properties fo:margin-bottom="0in"/>
    </style:style>
    <style:style style:name="T184" style:parent-style-name="Policepardéfaut" style:family="text">
      <style:text-properties style:font-name="Times New Roman"/>
    </style:style>
    <style:style style:name="T185" style:parent-style-name="Policepardéfaut" style:family="text">
      <style:text-properties style:font-name="Segoe UI" style:font-name-complex="Segoe UI" fo:color="#13343B" fo:background-color="#FCFCF9"/>
    </style:style>
    <style:style style:name="T186" style:parent-style-name="Policepardéfaut" style:family="text">
      <style:text-properties style:font-name="Times New Roman"/>
    </style:style>
    <style:style style:name="P187" style:parent-style-name="Normal" style:family="paragraph">
      <style:paragraph-properties fo:margin-bottom="0in"/>
      <style:text-properties style:font-name="Times New Roman"/>
    </style:style>
    <style:style style:name="P188" style:parent-style-name="Normal" style:family="paragraph">
      <style:paragraph-properties fo:margin-bottom="0in"/>
      <style:text-properties style:font-name="Times New Roman"/>
    </style:style>
    <style:style style:name="P189" style:parent-style-name="Normal" style:family="paragraph">
      <style:paragraph-properties fo:margin-bottom="0in"/>
      <style:text-properties style:font-name="Times New Roman"/>
    </style:style>
    <style:style style:name="P190" style:parent-style-name="Normal" style:family="paragraph">
      <style:paragraph-properties fo:margin-bottom="0in"/>
      <style:text-properties style:font-name="Times New Roman"/>
    </style:style>
    <style:style style:name="P191" style:parent-style-name="Normal" style:family="paragraph">
      <style:paragraph-properties fo:margin-bottom="0in"/>
      <style:text-properties style:font-name="Times New Roman"/>
    </style:style>
    <style:style style:name="P192" style:parent-style-name="Normal" style:family="paragraph">
      <style:paragraph-properties fo:margin-bottom="0in"/>
      <style:text-properties style:font-name="Times New Roman"/>
    </style:style>
    <style:style style:name="P193" style:parent-style-name="Normal" style:family="paragraph">
      <style:paragraph-properties fo:margin-bottom="0in"/>
      <style:text-properties style:font-name="Times New Roman"/>
    </style:style>
    <style:style style:name="P194" style:parent-style-name="Normal" style:family="paragraph">
      <style:paragraph-properties fo:margin-bottom="0in"/>
      <style:text-properties style:font-name="Times New Roman"/>
    </style:style>
    <style:style style:name="P195" style:parent-style-name="Normal" style:family="paragraph">
      <style:paragraph-properties fo:margin-bottom="0in"/>
      <style:text-properties style:font-name="Times New Roman"/>
    </style:style>
    <style:style style:name="P196" style:parent-style-name="Normal" style:family="paragraph">
      <style:paragraph-properties fo:margin-bottom="0in"/>
      <style:text-properties style:font-name="Times New Roman"/>
    </style:style>
    <style:style style:name="P197" style:parent-style-name="Normal" style:family="paragraph">
      <style:paragraph-properties fo:margin-bottom="0in"/>
      <style:text-properties style:font-name="Times New Roman"/>
    </style:style>
    <style:style style:name="P198" style:parent-style-name="Normal" style:family="paragraph">
      <style:paragraph-properties fo:margin-bottom="0in"/>
      <style:text-properties style:font-name="Times New Roman"/>
    </style:style>
    <style:style style:name="P199" style:parent-style-name="Normal" style:family="paragraph">
      <style:paragraph-properties fo:margin-bottom="0in"/>
      <style:text-properties style:font-name="Times New Roman" fo:font-weight="bold" style:font-weight-asian="bold" style:font-weight-complex="bold"/>
    </style:style>
    <style:style style:name="P200" style:parent-style-name="Normal" style:family="paragraph">
      <style:paragraph-properties fo:margin-bottom="0in"/>
      <style:text-properties style:font-name="Times New Roman"/>
    </style:style>
    <style:style style:name="P201" style:parent-style-name="Normal" style:family="paragraph">
      <style:paragraph-properties fo:margin-bottom="0in"/>
      <style:text-properties style:font-name="Times New Roman"/>
    </style:style>
    <style:style style:name="P202" style:parent-style-name="Normal" style:family="paragraph">
      <style:paragraph-properties fo:margin-bottom="0in"/>
      <style:text-properties style:font-name="Times New Roman"/>
    </style:style>
    <style:style style:name="P203" style:parent-style-name="Normal" style:family="paragraph">
      <style:paragraph-properties fo:margin-bottom="0in"/>
      <style:text-properties style:font-name="Times New Roman"/>
    </style:style>
    <style:style style:name="P204" style:parent-style-name="Normal" style:family="paragraph">
      <style:paragraph-properties fo:margin-bottom="0in"/>
      <style:text-properties style:font-name="Times New Roman"/>
    </style:style>
    <style:style style:name="P205" style:parent-style-name="Normal" style:family="paragraph">
      <style:paragraph-properties fo:margin-bottom="0in"/>
      <style:text-properties style:font-name="Times New Roman"/>
    </style:style>
  </office:automatic-styles>
  <office:body>
    <office:text text:use-soft-page-breaks="true">
      <text:h text:style-name="P1" text:outline-level="2">Atelier d'Optimisation de Base de Données Cinématographique</text:h>
      <text:h text:style-name="P2" text:outline-level="2"/>
      <text:p text:style-name="P3">Analyse d'Optimisation d'une Requête Complexe sur une Base de Données de Films</text:p>
      <text:p text:style-name="P4"/>
      <text:p text:style-name="P5"><text:span text:style-name="T6">Objectif :</text:span><text:span text:style-name="T7"><text:s/>Analyser en détail le plan d'exécution d'une requête complexe impliquant plusieurs jointures sur une base de données cinématographique.</text:span></text:p>
      <text:p text:style-name="P8"/>
      <text:p text:style-name="P9">Méthodologie :</text:p>
      <text:p text:style-name="P10">Examen approfondi d'un plan d'exécution généré par le SGBD, incluant :</text:p>
      <text:p text:style-name="P11">- Temps de réponse et d'exécution pour chaque étape</text:p>
      <text:p text:style-name="P12">- Nombre de tuples traités</text:p>
      <text:p text:style-name="P13">- Mémoire allouée</text:p>
      <text:p text:style-name="P14">- Techniques de jointure utilisées</text:p>
      <text:p text:style-name="P15">- Utilisation du parallélisme</text:p>
      <text:h text:style-name="P16" text:outline-level="2"/>
      <text:h text:style-name="P17" text:outline-level="2">Schéma de la base :</text:h>
      <text:h text:style-name="P18" text:outline-level="2"><text:span text:style-name="T19">Film (</text:span><text:span text:style-name="T20">idFilm</text:span><text:span text:style-name="T21">, titre, année, genre, résumé, </text:span><text:span text:style-name="T22">idRéalisateur</text:span><text:span text:style-name="T23">, </text:span><text:span text:style-name="T24">codePays)</text:span></text:h>
      <text:h text:style-name="P25" text:outline-level="2"><text:span text:style-name="T26">Pays (</text:span><text:span text:style-name="T27">code</text:span><text:span text:style-name="T28">, nom, langue)</text:span></text:h>
      <text:h text:style-name="P29" text:outline-level="2"><text:span text:style-name="T30">Artiste (</text:span><text:span text:style-name="T31">idArtiste</text:span><text:span text:style-name="T32">, nom, prénom, annéeNaiss)</text:span></text:h>
      <text:h text:style-name="P33" text:outline-level="2"><text:span text:style-name="T34">Rôle (</text:span><text:span text:style-name="T35">idFilm, idActeur</text:span><text:span text:style-name="T36">, nomRôle</text:span></text:h>
      <text:h text:style-name="P37" text:outline-level="2"><text:span text:style-name="T38">Internaute (</text:span><text:span text:style-name="T39">email</text:span><text:span text:style-name="T40">, nom, prénom, région)</text:span></text:h>
      <text:h text:style-name="P41" text:outline-level="2"><text:span text:style-name="T42">Notation (</text:span><text:span text:style-name="T43">email, idFilm</text:span><text:span text:style-name="T44">, note)</text:span></text:h>
      <text:h text:style-name="P45" text:outline-level="2"/>
      <text:h text:style-name="P46" text:outline-level="2">Métriques analysées :</text:h>
      <text:h text:style-name="P47" text:outline-level="2">Temps d'exécution (en millisecondes)</text:h>
      <text:h text:style-name="P48" text:outline-level="2">Mémoire allouée (en octets)</text:h>
      <text:h text:style-name="P49" text:outline-level="2"/>
      <text:p text:style-name="P50"><text:span text:style-name="T51">1) Analyse des plans d’exécution 1</text:span><text:span text:style-name="T52">ier</text:span><text:span text:style-name="T53">cas d’une petite, 2</text:span><text:span text:style-name="T54">ier</text:span><text:span text:style-name="T55">cas d’une moyenne table, et 3</text:span><text:span text:style-name="T56">ier</text:span><text:span text:style-name="T57">cas d’une grande base de données pour la requête:<text:s/></text:span></text:p>
      <text:p text:style-name="P58">Select titre from Film</text:p>
      <text:h text:style-name="P59" text:outline-level="2">Plan d'exécution sur la base films</text:h>
      <text:h text:style-name="P60" text:outline-level="2">Petite base des films</text:h>
      <text:h text:style-name="P61" text:outline-level="4">Arbre des opérateurs</text:h>
      <text:list text:style-name="LFO2" text:continue-numbering="true">
        <text:list-item>
          <text:p text:style-name="P62">Parcours séquentiel de film (temps de réponse:0.00 ; temps d'exécution:18.25 ; nombre de nuplets:325 ; mémoire allouée:16)</text:p>
        </text:list-item>
      </text:list>
      <text:h text:style-name="P63" text:outline-level="2">Grande base des films</text:h>
      <text:h text:style-name="P64" text:outline-level="2">Plan d'exécution sur la base maxifilms</text:h>
      <text:p text:style-name="P65">Les temps sont exprimés en millisecondes et la mémoire allouée en octets.</text:p>
      <text:h text:style-name="P66" text:outline-level="4">Arbre des opérateurs</text:h>
      <text:list text:style-name="LFO3" text:continue-numbering="true">
        <text:list-item>
          <text:p text:style-name="P67">Parcours séquentiel de film (temps de réponse:<text:s/>0.00 ; temps d'exécution:17688.92 ; nombre de nuplets:325392 ; mémoire allouée:16)</text:p>
        </text:list-item>
      </text:list>
      <text:p text:style-name="P68">Grande base avec index</text:p>
      <text:h text:style-name="P69" text:outline-level="2">Plan d'exécution sur la base maxindex</text:h>
      <text:p text:style-name="P70">Les temps sont exprimés en millisecondes et la mémoire allouée en octets.</text:p>
      <text:h text:style-name="P71" text:outline-level="4">Arbre des opérateurs</text:h>
      <text:list text:style-name="LFO4" text:continue-numbering="true">
        <text:list-item>
          <text:p text:style-name="P72">Parcours séquentiel de film (temps de réponse :0.00 ; temps d’exécution :17684.00 ; nombre de nuplets:325000 ; mémoire allouée:16)</text:p>
        </text:list-item>
      </text:list>
      <text:p text:style-name="P73"/>
      <text:p text:style-name="P74"/>
      <text:p text:style-name="P75"/>
      <text:p text:style-name="P76"/>
      <text:p text:style-name="P77"/>
      <text:p text:style-name="P78"><text:span text:style-name="T79">2)<text:s/></text:span><text:span text:style-name="T80">Analyse des plans d’exécution 1</text:span><text:span text:style-name="T81">ier</text:span><text:span text:style-name="T82">cas d’une petite, 2</text:span><text:span text:style-name="T83">ier</text:span><text:span text:style-name="T84">cas d’une moyenne table, et 3</text:span><text:span text:style-name="T85">ier</text:span><text:span text:style-name="T86">cas d’une grande base de données pour la requete:</text:span></text:p>
      <text:p text:style-name="P87"><text:span text:style-name="T88">Quel metteur en scène a tourné́ dans ses propres films ? Donner le nom, le rôle et le titre des films ;</text:span><text:span text:style-name="T89"><text:s/></text:span></text:p>
      <text:p text:style-name="P90">select prénom, nom, nomRôle</text:p>
      <text:p text:style-name="P91">from <text:s text:c="2"/>Rôle as r, Film as f1, Film as f2, Artiste as a</text:p>
      <text:p text:style-name="P92">where <text:s/>f1.idFilm = r.idFilm</text:p>
      <text:p text:style-name="P93">and <text:s text:c="3"/>f2.idRéalisateur = a.idArtiste</text:p>
      <text:p text:style-name="P94">and <text:s text:c="3"/>r.idActeur = a.idArtiste</text:p>
      <text:p text:style-name="P95"/>
      <text:h text:style-name="P96" text:outline-level="2">Plan d'exécution sur la base films</text:h>
      <text:p text:style-name="P97">Les temps sont exprimés en millisecondes et la mémoire allouée en octets.</text:p>
      <text:p text:style-name="P98"/>
      <text:p text:style-name="P99"><text:span text:style-name="T100">Résultats :</text:span></text:p>
      <text:h text:style-name="P101" text:outline-level="4"/>
      <text:h text:style-name="P102" text:outline-level="4">Arbre des opérateurs</text:h>
      <text:list text:style-name="LFO5" text:continue-numbering="true">
        <text:list-item>
          <text:p text:style-name="P103">Jointure de hachage (temps de réponse:91.21 ; temps d'exécution:143.07 ; nombre de nuplets:325 ; mémoire allouée:31)</text:p>
        </text:list-item>
        <text:list-item>
          <text:p text:style-name="P104">condition de jointure (r.idfilm = f1.idfilm)</text:p>
        </text:list-item>
        <text:list-item>
          <text:p text:style-name="P105">-&gt; jointure de hachage (temps de réponse : 68.90 ; temps d’exécution :119.90 ; nombre de nuplets :325 ; mémoire allouée:35)</text:p>
        </text:list-item>
        <text:list-item>
          <text:p text:style-name="P106">Condition de jointure (a.idartiste = f2."idréalisateur")</text:p>
        </text:list-item>
        <text:list-item>
          <text:p text:style-name="P107">-&gt; parcours séquentiel d’artiste a (temps de réponse :0.00 ; temps d’exécution :39.36 ; nombre de nuplets :2236 ; mémoire allouée :22)</text:p>
        </text:list-item>
        <text:list-item>
          <text:p text:style-name="P108">-&gt; hachage (temps de réponse :64.84 ; temps d’exécution :64.84 ; nombre de nuplets :325 ; mémoire allouée :25)</text:p>
        </text:list-item>
        <text:list-item>
          <text:p text:style-name="P109">-&gt; jointure de hachage (temps de réponse :22.31 ; temps d’exécution :64.84 ; nombre de nuplets :325 ; mémoire allouée :25)</text:p>
        </text:list-item>
        <text:list-item>
          <text:p text:style-name="P110">Condition de jointure (r.idacteur = f2."idréalisateur")</text:p>
        </text:list-item>
        <text:list-item>
          <text:p text:style-name="P111">-&gt; parcours séquentiel de "rôle" r (temps de réponse :0.00 ; temps d’exécution :32.11 ; nombre de nuplets :1911 ; mémoire allouée :21)</text:p>
        </text:list-item>
        <text:list-item>
          <text:p text:style-name="P112">-&gt; hachage (temps de réponse :18.25 ; temps d’exécution :18.25 ; nombre de nuplets :325 ; mémoire allouée :4)</text:p>
        </text:list-item>
        <text:list-item>
          <text:p text:style-name="P113">-&gt; parcours séquentiel de film f2 (temps de réponse :0.00 ; temps d’exécution :18.25 ; nombre de nuplets :325 ; mémoire allouée :4)</text:p>
        </text:list-item>
        <text:list-item>
          <text:p text:style-name="P114">-&gt; hachage (temps de réponse :18.25 ; temps d’exécution :18.25 ; nombre de nuplets :325 ; mémoire allouée :4)</text:p>
        </text:list-item>
        <text:list-item>
          <text:p text:style-name="P115">-&gt; parcours séquentiel de film f1 (temps de réponse :0.00 ; temps d’exécution :18.25 ; nombre de nuplets :325 ; mémoire allouée :4)</text:p>
        </text:list-item>
      </text:list>
      <text:p text:style-name="P116"/>
      <text:h text:style-name="P117" text:outline-level="2"/>
      <text:h text:style-name="P118" text:outline-level="2"/>
      <text:soft-page-break/>
      <text:h text:style-name="P119" text:outline-level="2">Grande base des films</text:h>
      <text:p text:style-name="P120"/>
      <text:h text:style-name="P121" text:outline-level="2">Plan d'exécution sur la base maxindex</text:h>
      <text:p text:style-name="P122">Les temps sont exprimés en millisecondes et la mémoire allouée en octets.</text:p>
      <text:p text:style-name="P123"/>
      <text:p text:style-name="P124"><text:span text:style-name="T125">Résultats :</text:span></text:p>
      <text:h text:style-name="P126" text:outline-level="4">Arbre des opérateurs</text:h>
      <text:list text:style-name="LFO6" text:continue-numbering="true">
        <text:list-item>
          <text:p text:style-name="P127">Gather (temps de réponse:54504.61 ; temps d'exécution:117184.26 ; nombre de nuplets:325000 ; mémoire allouée:34)</text:p>
        </text:list-item>
        <text:list-item>
          <text:p text:style-name="P128">workers planned: 2</text:p>
        </text:list-item>
        <text:list-item>
          <text:p text:style-name="P129">-&gt; parallel jointure de hachage (temps de réponse:53504.61 ; temps d'exécution:83684.26 ; nombre de nuplets:135417 ; mémoire allouée:34)</text:p>
        </text:list-item>
        <text:list-item>
          <text:p text:style-name="P130">condition de jointure (a.idartiste = f2."idréalisateur")</text:p>
        </text:list-item>
        <text:list-item>
          <text:p text:style-name="P131">-&gt; parallel parcours séquentiel de artiste a (temps de réponse:0.00 ; temps d'exécution:26121.67 ; nombre de nuplets:931667 ; mémoire allouée:25)</text:p>
        </text:list-item>
        <text:list-item>
          <text:p text:style-name="P132">-&gt; parallel hachage (temps de réponse:51811.89 ; temps d'exécution:51811.89 ; nombre de nuplets:135417 ; mémoire allouée:21)</text:p>
        </text:list-item>
        <text:list-item>
          <text:p text:style-name="P133">-&gt; parallel jointure de hachage (temps de réponse:27461.83 ; temps d'exécution:51811.89 ; nombre de nuplets:135417 ; mémoire allouée:21)</text:p>
        </text:list-item>
        <text:list-item>
          <text:p text:style-name="P134">condition de jointure (r.idfilm = f1.idfilm)</text:p>
        </text:list-item>
        <text:list-item>
          <text:p text:style-name="P135">-&gt; parallel jointure de hachage (temps de réponse:17480.88 ; temps d'exécution:41475.47 ; nombre de nuplets:135417 ; mémoire allouée:25)</text:p>
        </text:list-item>
        <text:list-item>
          <text:p text:style-name="P136">condition de jointure (r.idacteur = f2."idréalisateur")</text:p>
        </text:list-item>
        <text:list-item>
          <text:p text:style-name="P137">-&gt; parallel parcours séquentiel de "rôle" r (temps de réponse:0.00 ; temps d'exécution:20426.71 ; nombre de nuplets:800971 ; mémoire allouée:21)</text:p>
        </text:list-item>
        <text:list-item>
          <text:p text:style-name="P138">-&gt; parallel hachage (temps de réponse:15788.17 ; temps d'exécution:15788.17 ; nombre de nuplets:135417 ; mémoire allouée:4)</text:p>
        </text:list-item>
        <text:list-item>
          <text:p text:style-name="P139">______ -&gt; parallel parcours séquentiel de film f2 (temps de réponse:0.00 ; temps d'exécution:15788.17 ; nombre de nuplets:135417 ; mémoire allouée:4)</text:p>
        </text:list-item>
        <text:list-item>
          <text:p text:style-name="P140">-&gt; parallel hachage (temps de réponse:8288.24 ; temps d'exécution:8288.24 ; nombre de nuplets:135417 ; mémoire allouée:4)</text:p>
        </text:list-item>
        <text:list-item>
          <text:p text:style-name="P141">-&gt; parallel index only scan using film_pkey on film f1 (temps de réponse:0.42 ; temps d'exécution:8288.24 ; nombre de nuplets:135417 ; mémoire allouée:4)</text:p>
        </text:list-item>
      </text:list>
      <text:p text:style-name="P142"/>
      <text:p text:style-name="P143"/>
      <text:p text:style-name="P144">Interprétation des résultats :</text:p>
      <text:p text:style-name="P145"/>
      <text:p text:style-name="P146">1. Comparaison des performances selon la taille de la base et l'utilisation d'index :</text:p>
      <text:p text:style-name="P147"/>
      <text:p text:style-name="P148"><text:s text:c="3"/>a) Petite Base de Données :</text:p>
      <text:p text:style-name="P149"><text:s text:c="3"/>• Performances généralement bonnes, même sans optimisation</text:p>
      <text:p text:style-name="P150"><text:s text:c="3"/>• Temps d'exécution rapides pour la plupart des requêtes simples</text:p>
      <text:p text:style-name="P151"><text:s text:c="3"/>• Utilisation mémoire modérée</text:p>
      <text:p text:style-name="P152"/>
      <text:p text:style-name="P153"><text:s text:c="3"/>b) Grande Base de Données sans Index :</text:p>
      <text:p text:style-name="P154"><text:s text:c="3"/>• Augmentation significative des temps d'exécution, particulièrement pour les requêtes complexes</text:p>
      <text:p text:style-name="P155"><text:s text:c="3"/>• Consommation mémoire élevée pour les opérations de tri et de jointure</text:p>
      <text:p text:style-name="P156"><text:s text:c="3"/>• Performances dégradées pour les recherches sur des colonnes non-clés</text:p>
      <text:p text:style-name="P157"/>
      <text:p text:style-name="P158"><text:s text:c="3"/>c) Grande Base de Données avec Index :</text:p>
      <text:p text:style-name="P159"><text:s text:c="3"/>• Amélioration drastique des temps d'exécution pour les requêtes ciblées par les index</text:p>
      <text:soft-page-break/>
      <text:p text:style-name="P160"><text:s text:c="3"/>• Réduction notable de la consommation mémoire pour certaines opérations</text:p>
      <text:p text:style-name="P161"><text:s text:c="3"/>• Gain de performance particulièrement marqué pour les requêtes impliquant des jointures et des recherches sur des colonnes fréquemment utilisées</text:p>
      <text:p text:style-name="P162"/>
      <text:p text:style-name="P163">2. Analyse détaillée d'une requête complexe (basée sur le plan d'exécution fourni) :</text:p>
      <text:p text:style-name="P164"><text:s text:c="3"/>• Temps de réponse total : 54504.61 ms</text:p>
      <text:p text:style-name="P165"><text:s text:c="3"/>• Temps d'exécution total : 117184.26 ms</text:p>
      <text:p text:style-name="P166"><text:s text:c="3"/>• Nombre total de tuples traités : 325000</text:p>
      <text:p text:style-name="P167"><text:s text:c="3"/>• Utilisation de techniques d'optimisation avancées :</text:p>
      <text:p text:style-name="P168"><text:s text:c="5"/>- Parallélisme avec 2 processus parallèles</text:p>
      <text:p text:style-name="P169"><text:s text:c="5"/>- Jointures de hachage à plusieurs niveaux</text:p>
      <text:p text:style-name="P170"><text:s text:c="5"/>- Utilisation d'un 'index only scan' sur la clé primaire de la table Film</text:p>
      <text:p text:style-name="P171"/>
      <text:p text:style-name="P172">3. Observations spécifiques sur la requête complexe :</text:p>
      <text:p text:style-name="P173"><text:s text:c="3"/>• Efficacité des jointures de hachage pour gérer de grands volumes de données</text:p>
      <text:p text:style-name="P174"><text:s text:c="3"/>• Impact positif du parallélisme sur le temps de traitement global</text:p>
      <text:p text:style-name="P175"><text:s text:c="3"/>• Identification de goulots d'étranglement potentiels, notamment dans les parcours séquentiels de grandes tables"</text:p>
      <text:p text:style-name="P176"/>
      <text:p text:style-name="P177">2. Performances :</text:p>
      <text:p text:style-name="P178"><text:s text:c="3"/>- Temps de réponse total : 54504.61 ms</text:p>
      <text:p text:style-name="P179"><text:s text:c="3"/>- Temps d'exécution total : 117184.26 ms</text:p>
      <text:p text:style-name="P180"><text:s text:c="3"/>- Nombre total de tuples traités : 325000</text:p>
      <text:p text:style-name="P181"/>
      <text:p text:style-name="P182">3. Techniques d'optimisation observées :</text:p>
      <text:p text:style-name="P183"><text:span text:style-name="T184"><text:s text:c="3"/>- Parallélisme : Utilisation de 2<text:s/></text:span><text:span text:style-name="T185">processus parallèles</text:span><text:span text:style-name="T186"><text:s/>planifiés</text:span></text:p>
      <text:p text:style-name="P187"><text:s text:c="3"/>- Jointures de hachage : Employées à plusieurs niveaux pour optimiser les jointures</text:p>
      <text:p text:style-name="P188"><text:s text:c="3"/>- Index : Utilisation d'un 'index only scan' sur la clé primaire de la table Film</text:p>
      <text:p text:style-name="P189"/>
      <text:p text:style-name="P190">4. Points d'attention :</text:p>
      <text:p text:style-name="P191"><text:s text:c="3"/>- Parcours séquentiels sur les tables Artiste et Rôle, potentiellement coûteux</text:p>
      <text:p text:style-name="P192"><text:s text:c="3"/>- Temps d'exécution élevé pour certaines étapes, notamment le parcours de la table Artiste</text:p>
      <text:p text:style-name="P193"/>
      <text:p text:style-name="P194">5. Opportunités d'optimisation :</text:p>
      <text:p text:style-name="P195"><text:s text:c="3"/>- Évaluer la possibilité d'ajouter des index sur les colonnes fréquemment utilisées dans les jointures</text:p>
      <text:p text:style-name="P196"><text:s text:c="3"/>- Analyser la pertinence du parallélisme et potentiellement ajuster le nombre de processus paralleles</text:p>
      <text:p text:style-name="P197"><text:s text:c="3"/>- Considérer la restructuration de la requête pour réduire le nombre de jointures si possible</text:p>
      <text:p text:style-name="P198"/>
      <text:p text:style-name="P199">Conclusions :</text:p>
      <text:p text:style-name="P200">1. L'analyse du plan d'exécution révèle une requête complexe bien optimisée par le SGBD, utilisant le parallélisme et des techniques de jointure avancées.</text:p>
      <text:p text:style-name="P201">2. Malgré l'optimisation, certaines opérations restent coûteuses, suggérant des opportunités d'amélioration supplémentaires.</text:p>
      <text:p text:style-name="P202">3. L'utilisation judicieuse des index et l'optimisation continue des requêtes sont importantes pour maintenir de bonnes performances sur des bases de données volumineuses.</text:p>
      <text:p text:style-name="P203"/>
      <text:p text:style-name="P204">Cette analyse démontre l'importance d'une compréhension approfondie des plans d'exécution pour identifier et implémenter des optimisations efficaces dans les systèmes de gestion de bases de données complexes."</text:p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fo:font-style="italic" style:font-style-asian="italic" fo:color="#333333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ndes BECHICHI</meta:initial-creator>
    <dc:creator>Soundes BECHICHI</dc:creator>
    <meta:creation-date>2024-07-03T15:47:00Z</meta:creation-date>
    <dc:date>2024-07-05T07:14:00Z</dc:date>
    <meta:template xlink:href="Normal.dotm" xlink:type="simple"/>
    <meta:editing-cycles>3</meta:editing-cycles>
    <meta:editing-duration>PT420S</meta:editing-duration>
    <meta:document-statistic meta:page-count="4" meta:paragraph-count="18" meta:word-count="1387" meta:character-count="9003" meta:row-count="63" meta:non-whitespace-character-count="7634"/>
  </office:meta>
</office:document-meta>
</file>